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4118in"/>
    </style:style>
    <style:style style:name="co2" style:family="table-column">
      <style:table-column-properties fo:break-before="auto" style:column-width="4.2362in"/>
    </style:style>
    <style:style style:name="co3" style:family="table-column">
      <style:table-column-properties fo:break-before="auto" style:column-width="0.7764in"/>
    </style:style>
    <style:style style:name="co4" style:family="table-column">
      <style:table-column-properties fo:break-before="auto" style:column-width="1.6264in"/>
    </style:style>
    <style:style style:name="co5" style:family="table-column">
      <style:table-column-properties fo:break-before="auto" style:column-width="0.8819in"/>
    </style:style>
    <style:style style:name="co6" style:family="table-column">
      <style:table-column-properties fo:break-before="auto" style:column-width="0.7583in"/>
    </style:style>
    <style:style style:name="co7" style:family="table-column">
      <style:table-column-properties fo:break-before="auto" style:column-width="0.7945in"/>
    </style:style>
    <style:style style:name="co8" style:family="table-column">
      <style:table-column-properties fo:break-before="auto" style:column-width="0.7417in"/>
    </style:style>
    <style:style style:name="co9" style:family="table-column">
      <style:table-column-properties fo:break-before="auto" style:column-width="0.8646in"/>
    </style:style>
    <style:style style:name="co10" style:family="table-column">
      <style:table-column-properties fo:break-before="auto" style:column-width="1.0764in"/>
    </style:style>
    <style:style style:name="co11" style:family="table-column">
      <style:table-column-properties fo:break-before="auto" style:column-width="0.7236in"/>
    </style:style>
    <style:style style:name="co12" style:family="table-column">
      <style:table-column-properties fo:break-before="auto" style:column-width="0.8118in"/>
    </style:style>
    <style:style style:name="co13" style:family="table-column">
      <style:table-column-properties fo:break-before="auto" style:column-width="0.9701in"/>
    </style:style>
    <style:style style:name="co14" style:family="table-column">
      <style:table-column-properties fo:break-before="auto" style:column-width="0.8472in"/>
    </style:style>
    <style:style style:name="co15" style:family="table-column">
      <style:table-column-properties fo:break-before="auto" style:column-width="1.111in"/>
    </style:style>
    <style:style style:name="ro1" style:family="table-row">
      <style:table-row-properties style:row-height="0.208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1000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07" table:default-cell-style-name="Default"/>
        <table:table-row table:style-name="ro1">
          <table:table-cell office:value-type="string" calcext:value-type="string">
            <text:p>Rate consta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action ID</text:p>
          </table:table-cell>
          <table:table-cell office:value-type="string" calcext:value-type="string">
            <text:p>Reaction</text:p>
          </table:table-cell>
          <table:table-cell office:value-type="string" calcext:value-type="string">
            <text:p>Reaction ID</text:p>
          </table:table-cell>
          <table:table-cell office:value-type="string" calcext:value-type="string">
            <text:p>Simplied reaction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Fwd Rxn</text:p>
          </table:table-cell>
          <table:table-cell office:value-type="string" calcext:value-type="string">
            <text:p>Rev Rxn</text:p>
          </table:table-cell>
          <table:table-cell office:value-type="string" calcext:value-type="string">
            <text:p>Order</text:p>
          </table:table-cell>
          <table:table-cell/>
          <table:table-cell office:value-type="string" calcext:value-type="string">
            <text:p>Substrate ID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GF+EGFR&lt;-&gt;EGF:EGF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+ B ↔ 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GF</text:p>
          </table:table-cell>
          <table:table-cell office:value-type="string" calcext:value-type="string">
            <text:p>A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GF:EGFR + RAS-GDP -&gt; EGF:EGFR + RAS-GT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 + C → M + 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GFR</text:p>
          </table:table-cell>
          <table:table-cell office:value-type="string" calcext:value-type="string">
            <text:p>B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AS-GTP + RAF-off -&gt; RAS-GDP + RAF-on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 + D → C + 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AS GDP</text:p>
          </table:table-cell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F-on -&gt; RAF-of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 → 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AF off</text:p>
          </table:table-cell>
          <table:table-cell office:value-type="string" calcext:value-type="string">
            <text:p>D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AF-on + MEK-off -&gt; RAF-on + MEK-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 + J → K + 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EK on</text:p>
          </table:table-cell>
          <table:table-cell office:value-type="string" calcext:value-type="string">
            <text:p>E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EK-on-&gt;MEK-of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 → J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RK off</text:p>
          </table:table-cell>
          <table:table-cell office:value-type="string" calcext:value-type="string">
            <text:p>F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EK-on+ERK-off -&gt; ERK-on + MEK-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 + F → E + 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TACE off</text:p>
          </table:table-cell>
          <table:table-cell office:value-type="string" calcext:value-type="string">
            <text:p>G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RK-on-&gt;ERK-of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 → 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EGFR:TGFa</text:p>
          </table:table-cell>
          <table:table-cell office:value-type="string" calcext:value-type="string">
            <text:p>H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RK-on + TACE-off -&gt;ERK-on + TACE-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 + G → I + 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ERK on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GFA+EGF &lt;-&gt; EGFR:TGF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 + B ↔ H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K off</text:p>
          </table:table-cell>
          <table:table-cell office:value-type="string" calcext:value-type="string">
            <text:p>J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GFR:EGF -&gt; 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 → 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RAF on</text:p>
          </table:table-cell>
          <table:table-cell office:value-type="string" calcext:value-type="string">
            <text:p>K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RK-on + RAS-GTP -&gt; ERK-on + RAS-GD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 + L → I + 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RAS GTP</text:p>
          </table:table-cell>
          <table:table-cell office:value-type="string" calcext:value-type="string">
            <text:p>L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 -&gt; EGF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 → 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EGFR:EGF</text:p>
          </table:table-cell>
          <table:table-cell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 -&gt; EGF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 → 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TACE on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ACE-on -&gt; TACE-on + TGF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 → N + 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TGFa</text:p>
          </table:table-cell>
          <table:table-cell office:value-type="string" calcext:value-type="string">
            <text:p>O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GFR:TGFa -&gt; 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 → 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SCH</text:p>
          </table:table-cell>
          <table:table-cell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GFR:TGFa + RAS-GDP → EGFR:TGFa + RAS-GTP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 + C → H + L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ACE-on → TACE-of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 → G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CH... changes rate of 7 (MEK-on+ERK-off -&gt; ERK-on)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office:value-type="string" calcext:value-type="string">
            <text:p>Gef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I... changes rate of 5 (RAF-on + MEK-off -&gt; RAF-on + MEK-on)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office:value-type="string" calcext:value-type="string">
            <text:p>Gef:EGFR</text:p>
          </table:table-cell>
          <table:table-cell office:value-type="string" calcext:value-type="string">
            <text:p>T</text:p>
          </table:table-cell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ZM... changes rate of 3 (RAS-GTP + RAF-off -&gt; RAS-GDP + RAF-on )(only acts on cRAF, small rate)</text:p>
          </table:table-cell>
          <table:table-cell office:value-type="float" office:value="21" calcext:value-type="float">
            <text:p>21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U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ef... changes rate of 1 (EGF+EGFR&lt;-&gt;EGF:EGFR)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office:value-type="float" office:value="22" calcext:value-type="float">
            <text:p>22</text:p>
          </table:table-cell>
          <table:table-cell office:value-type="string" calcext:value-type="string">
            <text:p>BMS</text:p>
          </table:table-cell>
          <table:table-cell office:value-type="string" calcext:value-type="string">
            <text:p>V</text:p>
          </table:table-cell>
          <table:table-cell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MRate... multiply by some constant to lower rate of 17 (0 → EGF)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MRate... multiply by some (different) constant to lower rate of 18 (0 → EGF)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MSRate... multiply by some constant to lower rate of 18 (TACE-on → TACE-on + TGFA)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 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4">00/00/0000</text:date>, <text:time style:data-style-name="N2" text:time-value="12:26:44.5816027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chael "little Bunny" Morton</meta:initial-creator>
    <meta:creation-date>2014-11-13T00:23:27</meta:creation-date>
    <dc:date>2014-11-14T13:18:07.845168008</dc:date>
    <meta:generator>LibreOffice/4.2.7.2$Linux_X86_64 LibreOffice_project/420m0$Build-2</meta:generator>
    <meta:editing-duration>PT1H3M27S</meta:editing-duration>
    <meta:editing-cycles>13</meta:editing-cycles>
    <dc:creator>Antony Pearson</dc:creator>
    <meta:document-statistic meta:table-count="1" meta:cell-count="233" meta:object-count="0"/>
    <meta:user-defined meta:name="AppVersion">14.0300</meta:user-defined>
    <meta:user-defined meta:name="Company">TARDI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